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70.3pt" svg:height="264.53pt" svg:x="118.03pt" svg:y="78.09pt">
            <draw:object draw:notify-on-update-of-ranges="Sheet1.A2:Sheet1.A5 Sheet1.B1:Sheet1.B1 Sheet1.B2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90.89pt" svg:height="353.14pt" svg:x="619.11pt" svg:y="52.7pt">
            <draw:object draw:notify-on-update-of-ranges="Sheet1.A1:Sheet1.A1 Sheet1.A2:Sheet1.A5 Sheet1.B1:Sheet1.B1 Sheet1.B2:Sheet1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 (seconds)</text:p>
          </table:table-cell>
          <table:table-cell office:value-type="string" calcext:value-type="string">
            <text:p>Distance (cm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9.5/2"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number-rows-repeated="1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 style:data-style-name="N2" text:time-value="21:22:49.770398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20:23:59.478316372</meta:creation-date>
    <dc:date>2019-12-09T21:28:49.506405917</dc:date>
    <meta:editing-duration>PT23M34S</meta:editing-duration>
    <meta:editing-cycles>7</meta:editing-cycles>
    <meta:generator>LibreOffice/6.2.8.2$Linux_X86_64 LibreOffice_project/20$Build-2</meta:generator>
    <meta:document-statistic meta:table-count="1" meta:cell-count="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Model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c9211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92cm" svg:height="9.333cm" xlink:href=".." xlink:type="simple" chart:class="chart:scatter" chart:style-name="ch1">
        <chart:title svg:x="6.586cm" svg:y="0.322cm" chart:style-name="ch2">
          <text:p>Linear DC motor</text:p>
        </chart:title>
        <chart:subtitle svg:x="7.313cm" svg:y="1.287cm" chart:style-name="ch3">
          <text:p>Calibration</text:p>
        </chart:subtitle>
        <chart:legend chart:legend-position="end" svg:x="13.105cm" svg:y="4.118cm" style:legend-expansion="high" chart:style-name="ch4"/>
        <chart:plot-area chart:style-name="ch5" table:cell-range-address="Sheet1.A2:Sheet1.B5 Sheet1.B1:Sheet1.B1" chart:data-source-has-labels="row" svg:x="1.342cm" svg:y="2.156cm" svg:width="11.432cm" svg:height="6.01cm">
          <chartooo:coordinate-region svg:x="1.778cm" svg:y="2.355cm" svg:width="10.571cm" svg:height="5.164cm"/>
          <chart:axis chart:dimension="x" chart:name="primary-x" chart:style-name="ch6">
            <chart:title svg:x="6.247cm" svg:y="8.352cm" chart:style-name="ch7">
              <text:p>Time (sec)</text:p>
            </chart:title>
          </chart:axis>
          <chart:axis chart:dimension="y" chart:name="primary-y" chart:style-name="ch6">
            <chart:title svg:x="0.451cm" svg:y="6.21cm" chart:style-name="ch8">
              <text:p>Distance (cm)</text:p>
            </chart:title>
            <chart:grid chart:style-name="ch9" chart:class="major"/>
          </chart:axis>
          <chart:series chart:style-name="ch10" chart:values-cell-range-address="Sheet1.B2:Sheet1.B5" chart:label-cell-address="Sheet1.B1:Sheet1.B1" chart:class="chart:scatter">
            <chart:domain table:cell-range-address="Sheet1.A2:Sheet1.A5"/>
            <chart:regression-curve chart:style-name="ch11">
              <chart:equation chart:display-equation="true" chart:display-r-square="true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tance (cm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</svg:desc>
                </draw:g>
              </table:table-cell>
              <table:table-cell office:value-type="float" office:value="3.2">
                <text:p>3.2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Model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374cm" svg:height="12.459cm" xlink:href=".." xlink:type="simple" chart:class="chart:scatter" chart:style-name="ch1">
        <chart:title svg:x="9.352cm" svg:y="0.385cm" chart:style-name="ch2">
          <text:p>Linear DC Motor Calibration</text:p>
        </chart:title>
        <chart:legend chart:legend-position="end" svg:x="20.572cm" svg:y="5.628cm" style:legend-expansion="high" chart:style-name="ch3"/>
        <chart:plot-area chart:style-name="ch4" table:cell-range-address="Sheet1.A1:Sheet1.B5" chart:data-source-has-labels="row" svg:x="1.642cm" svg:y="1.413cm" svg:width="18.443cm" svg:height="9.672cm">
          <chartooo:coordinate-region svg:x="2.078cm" svg:y="1.612cm" svg:width="17.582cm" svg:height="8.826cm"/>
          <chart:axis chart:dimension="x" chart:name="primary-x" chart:style-name="ch5">
            <chart:title svg:x="9.795cm" svg:y="11.334cm" chart:style-name="ch6">
              <text:p>Time (sec)</text:p>
            </chart:title>
          </chart:axis>
          <chart:axis chart:dimension="y" chart:name="primary-y" chart:style-name="ch5">
            <chart:title svg:x="0.451cm" svg:y="7.622cm" chart:style-name="ch7">
              <text:p>Distance (cm)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scatter">
            <chart:domain table:cell-range-address="Sheet1.A2:Sheet1.A5"/>
            <chart:regression-curve chart:style-name="ch10">
              <chart:equation chart:display-equation="true" chart:display-r-square="true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tance (cm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</svg:desc>
                </draw:g>
              </table:table-cell>
              <table:table-cell office:value-type="float" office:value="3.2">
                <text:p>3.2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